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margin-bottom="0.0972in" fo:line-height="120%"/>
      <style:text-properties style:font-name="Times" fo:font-size="12.0pt"/>
    </style:style>
    <style:style style:name="P2" style:family="paragraph" style:parent-style-name="Standard"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Ответы нужно давать лаконичные, достаточно продемонстрировать понимание предмета.</text:p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2">Ф.И.О.</text:p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<text:span text:style-name="T1">Java</text:span></text:p>
          </table:table-cell>
        </table:table-row>
        <table:table-row>
          <table:table-cell table:style-name="TableCell1">
            <text:p text:style-name="P2">Что такое переопределение метода?</text:p>
          </table:table-cell>
          <table:table-cell table:style-name="TableCell1">
            <text:p text:style-name="P2">В ООП парадигме механизм, позволяющий дочернему классу или подклассу обеспечить особую(либо изменить либо добавить, к примеру super()) реализацию метода, который уже реализован в суперклассе или одном из классов-родителей</text:p>
          </table:table-cell>
        </table:table-row>
        <table:table-row>
          <table:table-cell table:style-name="TableCell1">
            <text:p text:style-name="P2">Какие бывают виды классов?</text:p>
          </table:table-cell>
          <table:table-cell table:style-name="TableCell1">
            <text:p text:style-name="P2">Базовый класс (родительский)</text:p>
            <text:p text:style-name="P2">Производный класс (потомок, наследник)</text:p>
            <text:p text:style-name="P2">Абстрактный класс</text:p>
            <text:p text:style-name="P2">Интерфейс</text:p>
            <text:p text:style-name="P2"/>
            <text:p text:style-name="P2">Также бывают вложенные классы, которые делятся на</text:p>
            <text:p text:style-name="P2">1. Внутренние классы</text:p>
            <text:p text:style-name="P2">2. Статические вложенные классы</text:p>
            <text:p text:style-name="P2">3. Локальные классы</text:p>
            <text:p text:style-name="P2">4. Анонимные или безымянные классы</text:p>
          </table:table-cell>
        </table:table-row>
        <table:table-row>
          <table:table-cell table:style-name="TableCell1">
            <text:p text:style-name="P2">Как и зачем можно использовать модификатор final?</text:p>
          </table:table-cell>
          <table:table-cell table:style-name="TableCell1">
            <text:p text:style-name="P2">Ключевое слово final применяется к классу, методу, переменной (включая локальную переменную и аргументу метода). </text:p>
            <text:p text:style-name="P2">Для класса: не может иметь потомков (полезно при создании immutable объектов) </text:p>
            <text:p text:style-name="P2">Для метода: нельзя переопределять в дочернем классе (например, чтобы сохранить реализацию метода класса-родителя).</text:p>
            <text:p text:style-name="P2">Для переменной: если примитивный тип, то значение нельзя изменить после инициализации, если ссылочный тип - нельзя изменить ссылку на объект (хотя сам объект изменять можно).</text:p>
          </table:table-cell>
        </table:table-row>
        <table:table-row>
          <table:table-cell table:style-name="TableCell1">
            <text:p text:style-name="P2">Какие есть варианты использования ключевого слова try?</text:p>
          </table:table-cell>
          <table:table-cell table:style-name="TableCell1">
            <text:p text:style-name="P2">Try используется как ключевое слово в конструкции try-catch-finally и try-with-resources. Обе конструкции используются для обработки исключений, в блок try помещается та часть кода, которая потенциально может выкинуть исключение.</text:p>
          </table:table-cell>
        </table:table-row>
        <table:table-row>
          <table:table-cell table:style-name="TableCell1">
            <text:p text:style-name="P2">Какие есть стандартные реализации интерфейса List и в каких ситуациях их нужно использовать?</text:p>
          </table:table-cell>
          <table:table-cell table:style-name="TableCell1">
            <text:p text:style-name="P2">Стандартные реализации: ArrayList, LinkedList.</text:p>
            <text:p text:style-name="P2">ArrayList чаще всего используется в случаях, когда нам нужно быстро получить доступ к элементу т.к. Внутри реализован динамический массив, доступ за О(1).</text:p>
            <text:p text:style-name="P2"/>
            <text:p text:style-name="P2">LinkedList реализует двусвязный список, поэтому вставка и удаление элементов из начала и конца происходит за время О(1). </text:p>
          </table:table-cell>
        </table:table-row>
        <table:table-row>
          <table:table-cell table:style-name="TableCell1">
            <text:p text:style-name="P2">В чём основная идея стримов из пакета java.util.stream?</text:p>
          </table:table-cell>
          <table:table-cell table:style-name="TableCell1">
            <text:p text:style-name="P2">Stream создан для универсальной работы с данными, основной идеей является то, что мы проводим операции, не вдаваясь в детали реализации. Данные могут быть получены из источников: коллекции, методов, поставляющих данные. Например, список файлов, массив строк, метод range() для чисел и т.д. То есть, Stream использует существующие коллекции для получения новых элементов. </text:p>
          </table:table-cell>
        </table:table-row>
        <table:table-row>
          <table:table-cell table:style-name="TableCell1">
            <text:p text:style-name="P2"><text:span text:style-name="T1">Разное</text:span></text:p>
          </table:table-cell>
        </table:table-row>
        <table:table-row>
          <table:table-cell table:style-name="TableCell1">
            <text:p text:style-name="P2">Каким критериям должна удовлетворять «хорошая» хэш-функция?</text:p>
          </table:table-cell>
          <table:table-cell table:style-name="TableCell1">
            <text:p text:style-name="P2">1. Быстрое вычисление </text:p>
            <text:p text:style-name="P2">2. Минимальное количество коллизий </text:p>
          </table:table-cell>
        </table:table-row>
        <table:table-row>
          <table:table-cell table:style-name="TableCell1">
            <text:p text:style-name="P2">В чём причина популярности и широкого распространения кодировки UTF-8?</text:p>
          </table:table-cell>
          <table:table-cell table:style-name="TableCell1">
            <text:p text:style-name="P2">UTF-8 может кодировать любой символ Unicode. Файлы в разных форматах могут отображаться без ошибок и необходимости выбора правильной кодовой страницы</text:p>
          </table:table-cell>
        </table:table-row>
        <table:table-row>
          <table:table-cell table:style-name="TableCell1">
            <text:p text:style-name="P2">Сравните форматы XML и JSON. Когда какой использовать?</text:p>
          </table:table-cell>
          <table:table-cell table:style-name="TableCell1">
            <text:p text:style-name="P2">XML - это язык разметки, JSON - формат данных, то есть в первый могут быть добавлены метаданные, пространства имен, атрибуты. Кратко, я бы использовал JSON, если мне нужно просто и быстро отправить или получить/отобразить данные без дополнительных проверок, семантики и тд. В случае, если мне понадобится дополнительная логика, например, обработка или форматирование документа, например диаграммы или изображения, то буду использовать XML.</text:p>
          </table:table-cell>
        </table:table-row>
        <table:table-row>
          <table:table-cell table:style-name="TableCell1">
            <text:p text:style-name="P2">Опишите что будет происходить «под капотом» после ввода адреса сайта в браузере и нажатия Enter?</text:p>
          </table:table-cell>
          <table:table-cell table:style-name="TableCell1">
            <text:p text:style-name="P2">1. Браузер начинает искать сервер (сначала может искать в истории подключений, ОС или кеше роутера)</text:p>
            <text:p text:style-name="P2">2.Браузер формирует запрос на DNS сервер (если не найдет его в кеше)</text:p>
            <text:p text:style-name="P2">3. Узнав адрес нужного сервера, браузер пытается установить соединение с сервером</text:p>
            <text:p text:style-name="P2">4. Браузер отправляет HTTP-запрос серверу, чтобы получить нужный контент (или действие)</text:p>
            <text:p text:style-name="P2">5. Сервер обрабатывает запрос и отправляет ответ браузеру</text:p>
            <text:p text:style-name="P2">6. Браузер получает ответ и «отрисовывает» веб-страницу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</meta:generator>
  </office:meta>
</office:document-meta>
</file>